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rsid="000a5ae4" officeooo:paragraph-rsid="000a5ae4"/>
    </style:style>
    <style:style style:name="P2" style:family="paragraph" style:parent-style-name="Standard" style:list-style-name="L2">
      <style:text-properties officeooo:rsid="000aef43" officeooo:paragraph-rsid="000aef43"/>
    </style:style>
    <style:style style:name="P3" style:family="paragraph" style:parent-style-name="Standard" style:list-style-name="L2">
      <style:text-properties officeooo:rsid="000cd5d8" officeooo:paragraph-rsid="000cd5d8"/>
    </style:style>
    <style:style style:name="P4" style:family="paragraph" style:parent-style-name="Standard" style:list-style-name="L1">
      <style:text-properties officeooo:rsid="000da358" officeooo:paragraph-rsid="000da358"/>
    </style:style>
    <style:style style:name="P5" style:family="paragraph" style:parent-style-name="Standard" style:list-style-name="L2">
      <style:text-properties officeooo:rsid="000da358" officeooo:paragraph-rsid="000da358"/>
    </style:style>
    <style:style style:name="P6" style:family="paragraph" style:parent-style-name="Standard" style:list-style-name="L1">
      <style:text-properties officeooo:paragraph-rsid="000cd5d8"/>
    </style:style>
    <style:style style:name="P7" style:family="paragraph" style:parent-style-name="Standard" style:list-style-name="L1">
      <style:text-properties officeooo:rsid="0010c634" officeooo:paragraph-rsid="0010c634"/>
    </style:style>
    <style:style style:name="P8" style:family="paragraph" style:parent-style-name="Standard" style:list-style-name="L1">
      <style:text-properties officeooo:rsid="0011d2ae" officeooo:paragraph-rsid="0011d2ae"/>
    </style:style>
    <style:style style:name="P9" style:family="paragraph" style:parent-style-name="Standard" style:list-style-name="L1">
      <style:text-properties officeooo:rsid="0012e024" officeooo:paragraph-rsid="0012e024"/>
    </style:style>
    <style:style style:name="P10" style:family="paragraph" style:parent-style-name="Standard" style:list-style-name="L1">
      <style:text-properties officeooo:rsid="00130467" officeooo:paragraph-rsid="00130467"/>
    </style:style>
    <style:style style:name="P11" style:family="paragraph" style:parent-style-name="Standard" style:list-style-name="L1">
      <style:text-properties officeooo:rsid="00136767" officeooo:paragraph-rsid="00136767"/>
    </style:style>
    <style:style style:name="P12" style:family="paragraph" style:parent-style-name="Standard" style:list-style-name="L1">
      <style:text-properties officeooo:rsid="0015bf39" officeooo:paragraph-rsid="0015bf39"/>
    </style:style>
    <style:style style:name="P13" style:family="paragraph" style:parent-style-name="Standard" style:list-style-name="L1">
      <style:text-properties officeooo:rsid="00167277" officeooo:paragraph-rsid="00167277"/>
    </style:style>
    <style:style style:name="P14" style:family="paragraph" style:parent-style-name="Standard" style:list-style-name="L1">
      <style:text-properties officeooo:rsid="00174e9a" officeooo:paragraph-rsid="00174e9a"/>
    </style:style>
    <style:style style:name="P15" style:family="paragraph" style:parent-style-name="Standard" style:list-style-name="L1">
      <style:text-properties officeooo:rsid="001838d0" officeooo:paragraph-rsid="001838d0"/>
    </style:style>
    <style:style style:name="P16" style:family="paragraph" style:parent-style-name="Standard" style:list-style-name="L1">
      <style:text-properties officeooo:rsid="001a323c" officeooo:paragraph-rsid="001a323c"/>
    </style:style>
    <style:style style:name="P17" style:family="paragraph" style:parent-style-name="Standard" style:list-style-name="L1">
      <style:text-properties officeooo:rsid="001aff1d" officeooo:paragraph-rsid="001aff1d"/>
    </style:style>
    <style:style style:name="P18" style:family="paragraph" style:parent-style-name="Standard" style:list-style-name="L1">
      <style:text-properties officeooo:rsid="001c1bd7" officeooo:paragraph-rsid="001c1bd7"/>
    </style:style>
    <style:style style:name="P19" style:family="paragraph" style:parent-style-name="Standard" style:list-style-name="L1">
      <style:text-properties officeooo:rsid="001e67c4" officeooo:paragraph-rsid="001e67c4"/>
    </style:style>
    <style:style style:name="P20" style:family="paragraph" style:parent-style-name="Standard" style:list-style-name="L1">
      <style:text-properties officeooo:rsid="001f8a4e" officeooo:paragraph-rsid="001f8a4e"/>
    </style:style>
    <style:style style:name="P21" style:family="paragraph" style:parent-style-name="Standard" style:list-style-name="L1">
      <style:text-properties officeooo:rsid="002221d0" officeooo:paragraph-rsid="002221d0"/>
    </style:style>
    <style:style style:name="P22" style:family="paragraph" style:parent-style-name="Standard" style:list-style-name="L1">
      <style:text-properties officeooo:rsid="00228ccb" officeooo:paragraph-rsid="00228ccb"/>
    </style:style>
    <style:style style:name="P23" style:family="paragraph" style:parent-style-name="Standard" style:list-style-name="L1">
      <style:text-properties officeooo:rsid="00231cfe" officeooo:paragraph-rsid="00231cfe"/>
    </style:style>
    <style:style style:name="P24" style:family="paragraph" style:parent-style-name="Standard" style:list-style-name="L1">
      <style:text-properties officeooo:rsid="0024e57b" officeooo:paragraph-rsid="0024e57b"/>
    </style:style>
    <style:style style:name="P25" style:family="paragraph" style:parent-style-name="Standard" style:list-style-name="L1">
      <style:text-properties officeooo:rsid="00260226" officeooo:paragraph-rsid="00260226"/>
    </style:style>
    <style:style style:name="P26" style:family="paragraph" style:parent-style-name="Standard" style:list-style-name="L1">
      <style:text-properties officeooo:rsid="00296c96" officeooo:paragraph-rsid="00296c96"/>
    </style:style>
    <style:style style:name="P27" style:family="paragraph" style:parent-style-name="Standard" style:list-style-name="L1">
      <style:text-properties officeooo:rsid="00299e04" officeooo:paragraph-rsid="00299e04"/>
    </style:style>
    <style:style style:name="P28" style:family="paragraph" style:parent-style-name="Standard" style:list-style-name="L1">
      <style:text-properties officeooo:rsid="0029caf2" officeooo:paragraph-rsid="0029caf2"/>
    </style:style>
    <style:style style:name="P29" style:family="paragraph" style:parent-style-name="Standard" style:list-style-name="L1">
      <style:text-properties officeooo:rsid="0029efb3" officeooo:paragraph-rsid="0029efb3"/>
    </style:style>
    <style:style style:name="P30" style:family="paragraph" style:parent-style-name="Standard" style:list-style-name="L1">
      <style:text-properties officeooo:rsid="002affc2" officeooo:paragraph-rsid="002affc2"/>
    </style:style>
    <style:style style:name="P31" style:family="paragraph" style:parent-style-name="Standard" style:list-style-name="L1">
      <style:text-properties officeooo:rsid="002bda41" officeooo:paragraph-rsid="002bda41"/>
    </style:style>
    <style:style style:name="P32" style:family="paragraph" style:parent-style-name="Standard" style:list-style-name="L1">
      <style:text-properties officeooo:rsid="002c71e1" officeooo:paragraph-rsid="002c71e1"/>
    </style:style>
    <style:style style:name="P33" style:family="paragraph" style:parent-style-name="Standard" style:list-style-name="L1">
      <style:text-properties officeooo:rsid="002cc8e1" officeooo:paragraph-rsid="002cc8e1"/>
    </style:style>
    <style:style style:name="P34" style:family="paragraph" style:parent-style-name="Standard" style:list-style-name="L1">
      <style:text-properties officeooo:rsid="002d693f" officeooo:paragraph-rsid="002d693f"/>
    </style:style>
    <style:style style:name="P35" style:family="paragraph" style:parent-style-name="Standard" style:list-style-name="L1">
      <style:text-properties officeooo:rsid="002f2b9c" officeooo:paragraph-rsid="002f2b9c"/>
    </style:style>
    <style:style style:name="P36" style:family="paragraph" style:parent-style-name="Standard" style:list-style-name="L1">
      <style:text-properties officeooo:rsid="0030bbf2" officeooo:paragraph-rsid="0030bbf2"/>
    </style:style>
    <style:style style:name="P37" style:family="paragraph" style:parent-style-name="Standard" style:list-style-name="L1">
      <style:text-properties officeooo:rsid="00323752" officeooo:paragraph-rsid="00323752"/>
    </style:style>
    <style:style style:name="P38" style:family="paragraph" style:parent-style-name="Standard" style:list-style-name="L1">
      <style:text-properties officeooo:rsid="00341cca" officeooo:paragraph-rsid="00341cca"/>
    </style:style>
    <style:style style:name="P39" style:family="paragraph" style:parent-style-name="Standard" style:list-style-name="L1">
      <style:text-properties officeooo:rsid="00389010" officeooo:paragraph-rsid="00389010"/>
    </style:style>
    <style:style style:name="P40" style:family="paragraph" style:parent-style-name="Standard" style:list-style-name="L1">
      <style:text-properties officeooo:rsid="0038cc8f" officeooo:paragraph-rsid="0038cc8f"/>
    </style:style>
    <style:style style:name="P41" style:family="paragraph" style:parent-style-name="Standard" style:list-style-name="L1">
      <style:text-properties officeooo:rsid="0038dcf7" officeooo:paragraph-rsid="0038dcf7"/>
    </style:style>
    <style:style style:name="P42" style:family="paragraph" style:parent-style-name="Standard" style:list-style-name="L1">
      <style:text-properties officeooo:rsid="003a945c" officeooo:paragraph-rsid="003a945c"/>
    </style:style>
    <style:style style:name="P43" style:family="paragraph" style:parent-style-name="Standard" style:list-style-name="L1">
      <style:text-properties officeooo:rsid="003bdea5" officeooo:paragraph-rsid="003bdea5"/>
    </style:style>
    <style:style style:name="P44" style:family="paragraph" style:parent-style-name="Standard" style:list-style-name="L1">
      <style:text-properties officeooo:rsid="003eca40" officeooo:paragraph-rsid="003eca40"/>
    </style:style>
    <style:style style:name="P45" style:family="paragraph" style:parent-style-name="Standard" style:list-style-name="L1">
      <style:text-properties officeooo:rsid="003f52ae" officeooo:paragraph-rsid="003f52ae"/>
    </style:style>
    <style:style style:name="P46" style:family="paragraph" style:parent-style-name="Standard" style:list-style-name="L1">
      <style:text-properties officeooo:rsid="003ff9df" officeooo:paragraph-rsid="003ff9df"/>
    </style:style>
    <style:style style:name="P47" style:family="paragraph" style:parent-style-name="Standard" style:list-style-name="L1">
      <style:text-properties officeooo:rsid="00432abf" officeooo:paragraph-rsid="00432abf"/>
    </style:style>
    <style:style style:name="P48" style:family="paragraph" style:parent-style-name="Standard" style:list-style-name="L1">
      <style:text-properties officeooo:rsid="00433305" officeooo:paragraph-rsid="00433305"/>
    </style:style>
    <style:style style:name="P49" style:family="paragraph" style:parent-style-name="Standard" style:list-style-name="L1">
      <style:text-properties officeooo:rsid="0044a205" officeooo:paragraph-rsid="0044a205"/>
    </style:style>
    <style:style style:name="P50" style:family="paragraph" style:parent-style-name="Standard" style:list-style-name="L1">
      <style:text-properties officeooo:rsid="0045bc08" officeooo:paragraph-rsid="0045bc08"/>
    </style:style>
    <style:style style:name="P51" style:family="paragraph" style:parent-style-name="Standard" style:list-style-name="L1">
      <style:text-properties officeooo:rsid="004705f5" officeooo:paragraph-rsid="004705f5"/>
    </style:style>
    <style:style style:name="P52" style:family="paragraph" style:parent-style-name="Standard" style:list-style-name="L1">
      <style:text-properties officeooo:rsid="00495f35" officeooo:paragraph-rsid="00495f35"/>
    </style:style>
    <style:style style:name="P53" style:family="paragraph" style:parent-style-name="Standard" style:list-style-name="L1">
      <style:text-properties officeooo:rsid="004cde88" officeooo:paragraph-rsid="004cde88"/>
    </style:style>
    <style:style style:name="P54" style:family="paragraph" style:parent-style-name="Standard" style:list-style-name="L1">
      <style:text-properties officeooo:rsid="00509b5d" officeooo:paragraph-rsid="00509b5d"/>
    </style:style>
    <style:style style:name="P55" style:family="paragraph" style:parent-style-name="Standard" style:list-style-name="L1">
      <style:text-properties officeooo:rsid="0051ffa1" officeooo:paragraph-rsid="0051ffa1"/>
    </style:style>
    <style:style style:name="T1" style:family="text">
      <style:text-properties officeooo:rsid="000cd5d8"/>
    </style:style>
    <style:style style:name="T2" style:family="text">
      <style:text-properties officeooo:rsid="0012fad0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17in" fo:text-indent="-0.25in" fo:margin-left="0.2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532686520757846044" text:style-name="L2">
        <text:list-item>
          <text:p text:style-name="P1">Man har to linjer, som man kan rtte ut (epipolar lines )</text:p>
        </text:list-item>
        <text:list-item>
          <text:p text:style-name="P2">SSD: Sum of square differences</text:p>
        </text:list-item>
        <text:list-item>
          <text:p text:style-name="P2">NCC: Sum of the products, (This one is maximized)</text:p>
        </text:list-item>
        <text:list-item>
          <text:p text:style-name="P3">NCCR: </text:p>
        </text:list-item>
        <text:list-item>
          <text:p text:style-name="P5">Ambiguities </text:p>
        </text:list-item>
      </text:list>
      <text:list xml:id="list8403843966124450235" text:style-name="L1">
        <text:list-item>
          <text:list>
            <text:list-item>
              <text:list>
                <text:list-item>
                  <text:p text:style-name="P6"><text:span text:style-name="T1">Reoetitive patterns, occlusions, textureless patterns cause problems . </text:span></text:p>
                </text:list-item>
                <text:list-item>
                  <text:p text:style-name="P4">Man bør bruke flere kamera </text:p>
                </text:list-item>
                <text:list-item>
                  <text:p text:style-name="P4">Sørge for a ikke alle er i linke </text:p>
                </text:list-item>
              </text:list>
            </text:list-item>
          </text:list>
        </text:list-item>
        <text:list-item>
          <text:p text:style-name="P7">Ground truth er noe man bør måle. </text:p>
          <text:list>
            <text:list-item>
              <text:p text:style-name="P8">Spessielt dårlig på å oppdage veldig tynne ting</text:p>
              <text:list>
                <text:list-item>
                  <text:p text:style-name="P9">Fordi det er to forskjellige dybder inne i vinduet </text:p>
                </text:list-item>
              </text:list>
            </text:list-item>
          </text:list>
        </text:list-item>
        <text:list-item>
          <text:p text:style-name="P9">Energy minimizationn </text:p>
          <text:list>
            <text:list-item>
              <text:p text:style-name="P9">Graph cups </text:p>
              <text:list>
                <text:list-item>
                  <text:p text:style-name="P9">«<text:span text:style-name="T2">Disparity» pleier å være kontinnuerlig på de fleste steder. </text:span></text:p>
                </text:list-item>
                <text:list-item>
                  <text:p text:style-name="P10">Det er ganske få steder hvor man har diskontinuiteter </text:p>
                </text:list-item>
                <text:list-item>
                  <text:p text:style-name="P11">Matchende piksler bør ha samme intensitet </text:p>
                </text:list-item>
                <text:list-item>
                  <text:p text:style-name="P11">Mange piksler som ligger i nærheten av hverandre bør ha liknende disparity. </text:p>
                </text:list-item>
                <text:list-item>
                  <text:p text:style-name="P12">Vi vil både være glatt, og ha disisparity(??) ...</text:p>
                </text:list-item>
              </text:list>
            </text:list-item>
          </text:list>
        </text:list-item>
        <text:list-item>
          <text:p text:style-name="P13">Mitocondria</text:p>
          <text:list>
            <text:list-item>
              <text:p text:style-name="P14">Vi har kanter som knytter den ene typen til den andre </text:p>
              <text:list>
                <text:list-item>
                  <text:p text:style-name="P14">Om noen piksler ser veldig ut som om de er av en type trekker man en tykk kant mellom dem. Hvis de ser forskjellige ut er det en liten kant</text:p>
                  <text:list>
                    <text:list-item>
                      <text:p text:style-name="P14">Kjør Min-cut på det </text:p>
                    </text:list-item>
                  </text:list>
                </text:list-item>
                <text:list-item>
                  <text:p text:style-name="P15">Stereo er et labeling problem, så man bør bruke min-cut </text:p>
                  <text:list>
                    <text:list-item>
                      <text:p text:style-name="P16">Forskjellige dybde-verdier </text:p>
                    </text:list-item>
                    <text:list-item>
                      <text:p text:style-name="P17">Vi bruker k noder. </text:p>
                    </text:list-item>
                    <text:list-item>
                      <text:p text:style-name="P18">Vi bruker kant-vekter, </text:p>
                    </text:list-item>
                    <text:list-item>
                      <text:p text:style-name="P19">Hver av disse nodne er knyttet til ale pikslene. </text:p>
                      <text:list>
                        <text:list-item>
                          <text:p text:style-name="P20">Vi setter vekter som er inverst proporsjonal til <draw:frame draw:style-name="fr1" draw:name="Object1" text:anchor-type="as-char" svg:y="-0.1528in" svg:width="1.6583in" svg:height="0.2016in" draw:z-index="0"><draw:object xlink:href="./Object 1" xlink:type="simple" xlink:show="embed" xlink:actuate="onLoad"/><draw:image xlink:href="./ObjectReplacements/Object 1" xlink:type="simple" xlink:show="embed" xlink:actuate="onLoad"/></draw:frame></text:p>
                        </text:list-item>
                      </text:list>
                    </text:list-item>
                    <text:list-item>
                      <text:p text:style-name="P21">Minimere objektice-funksjonen </text:p>
                      <text:list>
                        <text:list-item>
                          <text:p text:style-name="P21">Vi klarer ikke å få til et globalt minimum. </text:p>
                        </text:list-item>
                      </text:list>
                    </text:list-item>
                    <text:list-item>
                      <text:p text:style-name="P22">Vi droppet antagelsen om at disparityen er konstant innenfor et vindu, </text:p>
                      <text:list>
                        <text:list-item>
                          <text:p text:style-name="P23">Men dette krever en del regnekraft. </text:p>
                        </text:list-item>
                        <text:list-item>
                          <text:p text:style-name="P24">Mer presist enn corrolation </text:p>
                        </text:list-item>
                        <text:list-item>
                          <text:p text:style-name="P25">Kan kjøres i oppkevd sanntid.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6">Det er veldig nyttig å kombinere shading og dette, siden de er gode på hva den andre er dårlig på </text:p>
        </text:list-item>
        <text:list-item>
          <text:p text:style-name="P27">Konrurer </text:p>
          <text:list>
            <text:list-item>
              <text:p text:style-name="P28">De kan si noe om tredimensjonal form. </text:p>
            </text:list-item>
            <text:list-item>
              <text:p text:style-name="P29">Edge-based stereo. </text:p>
            </text:list-item>
            <text:list-item>
              <text:p text:style-name="P30">Om man finner hvilke kanter som svarer til hverandre </text:p>
              <text:list>
                <text:list-item>
                  <text:p text:style-name="P31">Man kan lage epipolare linker mellom de to </text:p>
                </text:list-item>
                <text:list-item>
                  <text:p text:style-name="P31">Men edge detection er ikke veldig relieable. </text:p>
                </text:list-item>
                <text:list-item>
                  <text:p text:style-name="P32">Veldig tvetydig </text:p>
                  <text:list>
                    <text:list-item>
                      <text:p text:style-name="P32">Men det hjelper å bruke flere kameraer <text:tab/><text:tab/></text:p>
                    </text:list-item>
                    <text:list-item>
                      <text:p text:style-name="P33">Man behandler konturene slik at de matcher i de to bildene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4">Occluding contours </text:p>
          <text:list>
            <text:list-item>
              <text:p text:style-name="P35">En del av objektet skygger for seg selv</text:p>
              <text:list>
                <text:list-item>
                  <text:p text:style-name="P35"><text:soft-page-break/>En sylynrer vil </text:p>
                  <text:list>
                    <text:list-item>
                      <text:p text:style-name="P35">Hvor en kontur vil oppstå kommer ann på hvor man ser </text:p>
                    </text:list-item>
                    <text:list-item>
                      <text:p text:style-name="P35">Konturlinjene svarer til forskjellige steder på sylynderen.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6">Line of sight </text:p>
          <text:list>
            <text:list-item>
              <text:p text:style-name="P37">Disse konturene gir fremdeles informasjon om 3D-objektet, likevel </text:p>
            </text:list-item>
          </text:list>
        </text:list-item>
        <text:list-item>
          <text:p text:style-name="P38">Stereo fungerer best med frontal paralel, </text:p>
          <text:list>
            <text:list-item>
              <text:p text:style-name="P38">Ocleen contours gir mer informasjon nettop på dette punktet</text:p>
            </text:list-item>
          </text:list>
        </text:list-item>
        <text:list-item>
          <text:p text:style-name="P39">Visual hull </text:p>
          <text:list>
            <text:list-item>
              <text:p text:style-name="P40">De er som om ma meisler ut kjegler, og statuen må være i dette tverrsnittet</text:p>
            </text:list-item>
            <text:list-item>
              <text:p text:style-name="P41">Man får ofte et colum ac det man jober gjør </text:p>
              <text:list>
                <text:list-item>
                  <text:p text:style-name="P42">Man deler alt inn i volum-elementer (voxel)</text:p>
                  <text:list>
                    <text:list-item>
                      <text:p text:style-name="P42">Dette løser man videre ved å gjøre det til en mesh, <text:s/></text:p>
                    </text:list-item>
                    <text:list-item>
                      <text:p text:style-name="P43">Flere nivå av detaljer </text:p>
                      <text:list>
                        <text:list-item>
                          <text:p text:style-name="P43">Bounding box</text:p>
                        </text:list-item>
                        <text:list-item>
                          <text:p text:style-name="P43">Convex hull </text:p>
                        </text:list-item>
                        <text:list-item>
                          <text:p text:style-name="P43">Visual hull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4">Det viktige med stereo er den rellative possisjonene mellom kameraet og objektet</text:p>
          <text:list>
            <text:list-item>
              <text:p text:style-name="P44">Man kan bruke dreibenker i stedet.</text:p>
            </text:list-item>
          </text:list>
        </text:list-item>
        <text:list-item>
          <text:p text:style-name="P45">Om kameraene er dårlig kalibrert er vanligvis settet man får et subsett av objektet </text:p>
          <text:list>
            <text:list-item>
              <text:p text:style-name="P46">Man vil ofte plasserer kameraene, slik at projeksjonene blir så store som mulige </text:p>
            </text:list-item>
          </text:list>
        </text:list-item>
        <text:list-item>
          <text:p text:style-name="P47">Man kan rotere objektet om flere akser om amn vil, for så å kombinere disse for å få noe som er nætmere virkeligheten </text:p>
        </text:list-item>
        <text:list-item>
          <text:p text:style-name="P48">Deformation energy </text:p>
          <text:list>
            <text:list-item>
              <text:p text:style-name="P49">Regne ut disparityen for hvert punkt </text:p>
            </text:list-item>
            <text:list-item>
              <text:p text:style-name="P49">Kreve at alt er glatt </text:p>
            </text:list-item>
            <text:list-item>
              <text:p text:style-name="P49">...</text:p>
            </text:list-item>
          </text:list>
        </text:list-item>
        <text:list-item>
          <text:p text:style-name="P50">Texture maping </text:p>
          <text:list>
            <text:list-item>
              <text:p text:style-name="P51">Man har masse bilder som reffererer til samme punkt, så for å få teksturen tar man gjennomsnittet </text:p>
            </text:list-item>
          </text:list>
        </text:list-item>
        <text:list-item>
          <text:p text:style-name="P52">Man må deformere funksjonene litt </text:p>
          <text:list>
            <text:list-item>
              <text:p text:style-name="P52">Det er også en kostnadsfunksjon for dette også </text:p>
            </text:list-item>
          </text:list>
        </text:list-item>
        <text:list-item>
          <text:p text:style-name="P53">I praksis setter man alle disse tingene sammen for å få resultatene vi ænsker </text:p>
        </text:list-item>
        <text:list-item>
          <text:p text:style-name="P54">Man kan ha et to-sidet A4-ark </text:p>
        </text:list-item>
        <text:list-item>
          <text:p text:style-name="P54">Eksamen er bare 1.5 timer </text:p>
        </text:list-item>
        <text:list-item>
          <text:p text:style-name="P55">28. juni 12:15 til 13:45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3:15:08.714226973</meta:creation-date>
    <meta:generator>LibreOffice/5.1.6.2$Linux_X86_64 LibreOffice_project/10m0$Build-2</meta:generator>
    <dc:date>2019-05-24T14:45:48.643449316</dc:date>
    <meta:editing-duration>PT1H30M8S</meta:editing-duration>
    <meta:editing-cycles>71</meta:editing-cycles>
    <meta:document-statistic meta:table-count="0" meta:image-count="0" meta:object-count="1" meta:page-count="2" meta:paragraph-count="79" meta:word-count="650" meta:character-count="3399" meta:non-whitespace-character-count="2842"/>
  </office:meta>
</office:document-meta>
</file>

<file path=Object 1/content.xml><?xml version="1.0" encoding="utf-8"?>
<math xmlns="http://www.w3.org/1998/Math/MathML" display="block">
  <semantics>
    <mrow>
      <mo fence="true" stretchy="true">|</mo>
      <mrow>
        <mrow>
          <mi>I</mi>
          <mn>2</mn>
          <mrow>
            <mrow>
              <mo fence="true" stretchy="false">(</mo>
              <mrow>
                <mrow>
                  <mrow>
                    <mi>x</mi>
                    <mo stretchy="false">+</mo>
                    <mn>1,</mn>
                  </mrow>
                  <mi>y</mi>
                </mrow>
              </mrow>
              <mo fence="true" stretchy="false">)</mo>
            </mrow>
            <mo stretchy="false">−</mo>
            <mi>I</mi>
          </mrow>
          <mn>1</mn>
          <mrow>
            <mo fence="true" stretchy="false">(</mo>
            <mrow>
              <mrow>
                <mi>x</mi>
                <mi>,</mi>
                <mi>y</mi>
              </mrow>
            </mrow>
            <mo fence="true" stretchy="false">)</mo>
          </mrow>
        </mrow>
      </mrow>
      <mo fence="true" stretchy="true">|</mo>
    </mrow>
    <annotation encoding="StarMath 5.0">abs  {I2( x+1,y)-I1(x,y)  }</annotation>
  </semantics>
</math>
</file>